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1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42.7000007629395pt" fo:text-shadow="1pt 1pt"/>
    </style:style>
    <style:style style:name="P2" style:family="paragraph">
      <loext:graphic-properties draw:fill-color="#ffffff"/>
      <style:text-properties fo:font-size="42.7000007629395pt" fo:text-shadow="1pt 1pt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text-shadow="1pt 1pt"/>
    </style:style>
    <style:style style:name="T2" style:family="text">
      <style:text-properties fo:font-size="32pt" style:font-size-asian="24pt" style:font-size-complex="24pt"/>
    </style:style>
    <style:style style:name="T3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1-12-13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2" draw:layer="layout" svg:width="25.199cm" svg:height="16.251cm" svg:x="1.4cm" svg:y="0.837cm" presentation:class="subtitle">
          <draw:text-box>
            <text:p text:style-name="P1"><text:span text:style-name="T1">pyinstall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What is it?</text:p>
          </draw:text-box>
        </draw:frame>
        <draw:frame presentation:style-name="pr4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"PyInstaller freezes (packages) Python applications into stand-alone executables, under Windows, GNU/Linux, Mac OS X, FreeBSD, Solaris and AIX."</text:p>
                <text:p text:style-name="P4"><text:span text:style-name="T2"><text:a xlink:href="https://www.pyinstaller.org/" xlink:type="simple">https://www.pyinstaller.org/</text:a></text:span></text:p>
              </text:list-item>
              <text:list-item>
                <text:p>cross-platform, not cross-compil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How?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Install pyinstaller in your virtual env</text:p>
                <text:list>
                  <text:list-header>
                    <text:p>pip install pyinstaller</text:p>
                  </text:list-header>
                </text:list>
              </text:list-item>
              <text:list-item>
                <text:p>Execute on your script/project</text:p>
                <text:list>
                  <text:list-header>
                    <text:p>pyinstaller MYSCRIPT.py</text:p>
                  </text:list-header>
                </text:list>
              </text:list-item>
              <text:list-item>
                <text:p><text:span text:style-name="T3">dist/</text:span> directory contains sub-directory MYSCRIPT with executable and libraries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Mini cross-compile?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Generate Windows distribution under Linux</text:p>
                <text:list>
                  <text:list-item>
                    <text:p>install Wine</text:p>
                    <text:list>
                      <text:list-item>
                        <text:p>wine32</text:p>
                      </text:list-item>
                      <text:list-item>
                        <text:p>download Python installer for Win32</text:p>
                      </text:list-item>
                      <text:list-item>
                        <text:p>wine INSTALLER.exe </text:p>
                      </text:list-item>
                      <text:list-item>
                        <text:p>custom install, for all users, with pip</text:p>
                      </text:list-item>
                    </text:list>
                  </text:list-item>
                  <text:list-item>
                    <text:p>install pyinstaller</text:p>
                    <text:list>
                      <text:list-item>
                        <text:p>wine cmd</text:p>
                      </text:list-item>
                      <text:list-item>
                        <text:p>pip install pyinstaller</text:p>
                      </text:list-item>
                    </text:list>
                  </text:list-item>
                  <text:list-item>
                    <text:p>apply pyinstaller to project under Wine</text:p>
                    <text:list>
                      <text:list-item>
                        <text:p>cd ...</text:p>
                      </text:list-item>
                      <text:list-item>
                        <text:p>pyinstaller MYSCRIPT.p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Entry script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When using setup.py and packages</text:p>
              </text:list-item>
              <text:list-item>
                <text:p>Requires script outside package structure</text:p>
              </text:list-item>
              <text:list-item>
                <text:p>Simply import main() method of script to run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5cm" svg:x="1.4cm" svg:y="0.837cm" presentation:class="title">
          <draw:text-box>
            <text:p>Hidden imports</text:p>
          </draw:text-box>
        </draw:frame>
        <draw:frame presentation:style-name="pr4" draw:layer="layout" svg:width="25.199cm" svg:height="12.179cm" svg:x="1.4cm" svg:y="4.913cm" presentation:class="outline">
          <draw:text-box>
            <text:list text:style-name="L3">
              <text:list-item>
                <text:p>Doesn't discover all necessary libraries (doesn't inspect setup.py?)</text:p>
              </text:list-item>
              <text:list-item>
                <text:p>Use --hidden-imports ... op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21:06:55.591869767</meta:creation-date>
    <dc:date>2021-12-12T22:42:28.510777795</dc:date>
    <meta:editing-duration>PT55M12S</meta:editing-duration>
    <meta:editing-cycles>4</meta:editing-cycles>
    <meta:generator>LibreOffice/6.4.7.2$Linux_X86_64 LibreOffice_project/40$Build-2</meta:generator>
    <meta:document-statistic meta:object-count="44"/>
  </office:meta>
</office:document-meta>
</file>